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979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SL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_LIMIT</text:p>
          </table:table-cell>
          <table:covered-table-cell table:number-columns-repeated="6"/>
          <table:table-cell table:number-columns-repeated="977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_LIMIT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ce4" office:value-type="float" office:value="-41.9874832543747" calcext:value-type="float">
            <text:p>-41.9874832543747</text:p>
          </table:table-cell>
          <table:table-cell table:style-name="Default" office:value-type="float" office:value="-24.1704364693377" calcext:value-type="float">
            <text:p>-24.1704364693377</text:p>
          </table:table-cell>
          <table:table-cell table:style-name="Default" office:value-type="float" office:value="-17.8170467850369" calcext:value-type="float">
            <text:p>-17.8170467850369</text:p>
          </table:table-cell>
          <table:table-cell table:style-name="Default" office:value-type="float" office:value="49.7181510710259" calcext:value-type="float">
            <text:p>49.7181510710259</text:p>
          </table:table-cell>
          <table:table-cell table:style-name="Default" office:value-type="float" office:value="50.561797752809" calcext:value-type="float">
            <text:p>50.561797752809</text:p>
          </table:table-cell>
          <table:table-cell table:style-name="ce4" office:value-type="float" office:value="49.1525423728814" calcext:value-type="float">
            <text:p>49.1525423728814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71.5431796375277" calcext:value-type="float">
            <text:p>-71.5431796375277</text:p>
          </table:table-cell>
          <table:table-cell table:style-name="Default" office:value-type="float" office:value="7.44374552843248" calcext:value-type="float">
            <text:p>7.44374552843248</text:p>
          </table:table-cell>
          <table:table-cell table:style-name="Default" office:value-type="float" office:value="-78.9869251659601" calcext:value-type="float">
            <text:p>-78.986925165960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.340782122905" calcext:value-type="float">
            <text:p>41.340782122905</text:p>
          </table:table-cell>
          <table:table-cell table:style-name="Default" office:value-type="float" office:value="39.1061452513966" calcext:value-type="float">
            <text:p>39.1061452513966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ce4" office:value-type="float" office:value="-9.16633611185127" calcext:value-type="float">
            <text:p>-9.16633611185127</text:p>
          </table:table-cell>
          <table:table-cell table:style-name="Default" office:value-type="float" office:value="82.4255161101476" calcext:value-type="float">
            <text:p>82.4255161101476</text:p>
          </table:table-cell>
          <table:table-cell table:style-name="Default" office:value-type="float" office:value="-91.5918522219988" calcext:value-type="float">
            <text:p>-91.5918522219988</text:p>
          </table:table-cell>
          <table:table-cell table:style-name="Default" office:value-type="float" office:value="49.3854748603352" calcext:value-type="float">
            <text:p>49.3854748603352</text:p>
          </table:table-cell>
          <table:table-cell table:style-name="Default" office:value-type="float" office:value="52.5139664804469" calcext:value-type="float">
            <text:p>52.5139664804469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95.4649674068254" calcext:value-type="float">
            <text:p>-95.4649674068254</text:p>
          </table:table-cell>
          <table:table-cell table:style-name="Default" office:value-type="float" office:value="6.73214686047404" calcext:value-type="float">
            <text:p>6.73214686047404</text:p>
          </table:table-cell>
          <table:table-cell table:style-name="Default" office:value-type="float" office:value="-102.197114267299" calcext:value-type="float">
            <text:p>-102.197114267299</text:p>
          </table:table-cell>
          <table:table-cell table:style-name="Default" office:value-type="float" office:value="47.3542600896861" calcext:value-type="float">
            <text:p>47.3542600896861</text:p>
          </table:table-cell>
          <table:table-cell table:style-name="Default" office:value-type="float" office:value="49.1341991341991" calcext:value-type="float">
            <text:p>49.1341991341991</text:p>
          </table:table-cell>
          <table:table-cell table:style-name="Default" office:value-type="float" office:value="46.0949464012251" calcext:value-type="float">
            <text:p>46.0949464012251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ce4" office:value-type="float" office:value="-66.6214438209414" calcext:value-type="float">
            <text:p>-66.6214438209414</text:p>
          </table:table-cell>
          <table:table-cell table:style-name="Default" office:value-type="float" office:value="16.6283459004974" calcext:value-type="float">
            <text:p>16.6283459004974</text:p>
          </table:table-cell>
          <table:table-cell table:style-name="ce4" office:value-type="float" office:value="-83.2497897214389" calcext:value-type="float">
            <text:p>-83.2497897214389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style-name="Default" office:value-type="float" office:value="51.9553072625698" calcext:value-type="float">
            <text:p>51.9553072625698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-202.2103309769" calcext:value-type="float">
            <text:p>-202.2103309769</text:p>
          </table:table-cell>
          <table:table-cell table:style-name="Default" office:value-type="float" office:value="-161.560543150049" calcext:value-type="float">
            <text:p>-161.560543150049</text:p>
          </table:table-cell>
          <table:table-cell table:style-name="Default" office:value-type="float" office:value="-40.6497878268507" calcext:value-type="float">
            <text:p>-40.6497878268507</text:p>
          </table:table-cell>
          <table:table-cell table:style-name="Default" office:value-type="float" office:value="44.0661478599222" calcext:value-type="float">
            <text:p>44.0661478599222</text:p>
          </table:table-cell>
          <table:table-cell table:style-name="Default" office:value-type="float" office:value="42.2832980972516" calcext:value-type="float">
            <text:p>42.2832980972516</text:p>
          </table:table-cell>
          <table:table-cell table:style-name="Default" office:value-type="float" office:value="45.5855855855856" calcext:value-type="float">
            <text:p>45.5855855855856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ce4" office:value-type="float" office:value="-58.8871322616209" calcext:value-type="float">
            <text:p>-58.8871322616209</text:p>
          </table:table-cell>
          <table:table-cell table:style-name="Default" office:value-type="float" office:value="6.87450505553565" calcext:value-type="float">
            <text:p>6.87450505553565</text:p>
          </table:table-cell>
          <table:table-cell table:style-name="ce4" office:value-type="float" office:value="-65.7616373171564" calcext:value-type="float">
            <text:p>-65.7616373171564</text:p>
          </table:table-cell>
          <table:table-cell table:style-name="Default" office:value-type="float" office:value="43.2402234636872" calcext:value-type="float">
            <text:p>43.2402234636872</text:p>
          </table:table-cell>
          <table:table-cell table:style-name="Default" office:value-type="float" office:value="43.0167597765363" calcext:value-type="float">
            <text:p>43.0167597765363</text:p>
          </table:table-cell>
          <table:table-cell table:style-name="Default" office:value-type="float" office:value="43.389199255121" calcext:value-type="float">
            <text:p>43.389199255121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66.8046107729327" calcext:value-type="float">
            <text:p>-66.8046107729327</text:p>
          </table:table-cell>
          <table:table-cell table:style-name="Default" office:value-type="float" office:value="-11.800404108725" calcext:value-type="float">
            <text:p>-11.800404108725</text:p>
          </table:table-cell>
          <table:table-cell table:style-name="Default" office:value-type="float" office:value="-55.0042066642077" calcext:value-type="float">
            <text:p>-55.0042066642077</text:p>
          </table:table-cell>
          <table:table-cell table:style-name="Default" office:value-type="float" office:value="49.0502793296089" calcext:value-type="float">
            <text:p>49.0502793296089</text:p>
          </table:table-cell>
          <table:table-cell table:style-name="Default" office:value-type="float" office:value="51.1173184357542" calcext:value-type="float">
            <text:p>51.1173184357542</text:p>
          </table:table-cell>
          <table:table-cell table:style-name="Default" office:value-type="float" office:value="47.6722532588454" calcext:value-type="float">
            <text:p>47.672253258845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8.9756015663981" calcext:value-type="float">
            <text:p>-88.9756015663981</text:p>
          </table:table-cell>
          <table:table-cell table:style-name="Default" office:value-type="float" office:value="7.2278698846537" calcext:value-type="float">
            <text:p>7.2278698846537</text:p>
          </table:table-cell>
          <table:table-cell table:style-name="Default" office:value-type="float" office:value="-96.2034714510518" calcext:value-type="float">
            <text:p>-96.2034714510518</text:p>
          </table:table-cell>
          <table:table-cell table:style-name="Default" office:value-type="float" office:value="50.7262569832402" calcext:value-type="float">
            <text:p>50.7262569832402</text:p>
          </table:table-cell>
          <table:table-cell table:style-name="Default" office:value-type="float" office:value="54.1899441340782" calcext:value-type="float">
            <text:p>54.1899441340782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93.0794339082869" calcext:value-type="float">
            <text:p>-93.0794339082869</text:p>
          </table:table-cell>
          <table:table-cell table:style-name="Default" office:value-type="float" office:value="9.05646605899284" calcext:value-type="float">
            <text:p>9.05646605899284</text:p>
          </table:table-cell>
          <table:table-cell table:style-name="Default" office:value-type="float" office:value="-102.13589996728" calcext:value-type="float">
            <text:p>-102.13589996728</text:p>
          </table:table-cell>
          <table:table-cell table:style-name="Default" office:value-type="float" office:value="50.2458210422812" calcext:value-type="float">
            <text:p>50.2458210422812</text:p>
          </table:table-cell>
          <table:table-cell table:style-name="Default" office:value-type="float" office:value="53.7530266343826" calcext:value-type="float">
            <text:p>53.7530266343826</text:p>
          </table:table-cell>
          <table:table-cell table:style-name="Default" office:value-type="float" office:value="47.8476821192053" calcext:value-type="float">
            <text:p>47.8476821192053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ce4" office:value-type="float" office:value="-66.6214438209414" calcext:value-type="float">
            <text:p>-66.6214438209414</text:p>
          </table:table-cell>
          <table:table-cell table:style-name="Default" office:value-type="float" office:value="16.6283459004974" calcext:value-type="float">
            <text:p>16.6283459004974</text:p>
          </table:table-cell>
          <table:table-cell table:style-name="ce4" office:value-type="float" office:value="-83.2497897214389" calcext:value-type="float">
            <text:p>-83.2497897214389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style-name="Default" office:value-type="float" office:value="51.9553072625698" calcext:value-type="float">
            <text:p>51.9553072625698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style-name="Default" office:value-type="float" office:value="-401.458470128502" calcext:value-type="float">
            <text:p>-401.458470128502</text:p>
          </table:table-cell>
          <table:table-cell table:style-name="Default" office:value-type="float" office:value="-148.33001705005" calcext:value-type="float">
            <text:p>-148.33001705005</text:p>
          </table:table-cell>
          <table:table-cell table:style-name="Default" office:value-type="float" office:value="-253.128453078452" calcext:value-type="float">
            <text:p>-253.128453078452</text:p>
          </table:table-cell>
          <table:table-cell table:style-name="Default" office:value-type="float" office:value="41.7560975609756" calcext:value-type="float">
            <text:p>41.7560975609756</text:p>
          </table:table-cell>
          <table:table-cell table:style-name="Default" office:value-type="float" office:value="42.2993492407809" calcext:value-type="float">
            <text:p>42.2993492407809</text:p>
          </table:table-cell>
          <table:table-cell table:style-name="Default" office:value-type="float" office:value="41.3120567375887" calcext:value-type="float">
            <text:p>41.3120567375887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60.9620765915847" calcext:value-type="float">
            <text:p>-60.9620765915847</text:p>
          </table:table-cell>
          <table:table-cell table:style-name="Default" office:value-type="float" office:value="8.34700237630667" calcext:value-type="float">
            <text:p>8.34700237630667</text:p>
          </table:table-cell>
          <table:table-cell table:style-name="Default" office:value-type="float" office:value="-69.3090789678914" calcext:value-type="float">
            <text:p>-69.3090789678914</text:p>
          </table:table-cell>
          <table:table-cell table:style-name="Default" office:value-type="float" office:value="45.6983240223464" calcext:value-type="float">
            <text:p>45.6983240223464</text:p>
          </table:table-cell>
          <table:table-cell table:style-name="Default" office:value-type="float" office:value="46.927374301676" calcext:value-type="float">
            <text:p>46.927374301676</text:p>
          </table:table-cell>
          <table:table-cell table:style-name="Default" office:value-type="float" office:value="44.87895716946" calcext:value-type="float">
            <text:p>44.87895716946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-65.7018081691901" calcext:value-type="float">
            <text:p>-65.7018081691901</text:p>
          </table:table-cell>
          <table:table-cell table:style-name="Default" office:value-type="float" office:value="-20.4303770393509" calcext:value-type="float">
            <text:p>-20.4303770393509</text:p>
          </table:table-cell>
          <table:table-cell table:style-name="Default" office:value-type="float" office:value="-45.2714311298393" calcext:value-type="float">
            <text:p>-45.2714311298393</text:p>
          </table:table-cell>
          <table:table-cell table:style-name="Default" office:value-type="float" office:value="49.8324022346369" calcext:value-type="float">
            <text:p>49.8324022346369</text:p>
          </table:table-cell>
          <table:table-cell table:style-name="Default" office:value-type="float" office:value="52.2346368715084" calcext:value-type="float">
            <text:p>52.2346368715084</text:p>
          </table:table-cell>
          <table:table-cell table:style-name="Default" office:value-type="float" office:value="48.2309124767225" calcext:value-type="float">
            <text:p>48.2309124767225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85.9860114737672" calcext:value-type="float">
            <text:p>-85.9860114737672</text:p>
          </table:table-cell>
          <table:table-cell table:style-name="Default" office:value-type="float" office:value="10.8254946562404" calcext:value-type="float">
            <text:p>10.8254946562404</text:p>
          </table:table-cell>
          <table:table-cell table:style-name="Default" office:value-type="float" office:value="-96.8115061300076" calcext:value-type="float">
            <text:p>-96.8115061300076</text:p>
          </table:table-cell>
          <table:table-cell table:style-name="Default" office:value-type="float" office:value="50.6145251396648" calcext:value-type="float">
            <text:p>50.6145251396648</text:p>
          </table:table-cell>
          <table:table-cell table:style-name="Default" office:value-type="float" office:value="53.6312849162011" calcext:value-type="float">
            <text:p>53.6312849162011</text:p>
          </table:table-cell>
          <table:table-cell table:style-name="Default" office:value-type="float" office:value="48.6033519553073" calcext:value-type="float">
            <text:p>48.6033519553073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ce4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ce4" office:value-type="float" office:value="-66.6214438209414" calcext:value-type="float">
            <text:p>-66.6214438209414</text:p>
          </table:table-cell>
          <table:table-cell table:style-name="Default" office:value-type="float" office:value="16.6283459004974" calcext:value-type="float">
            <text:p>16.6283459004974</text:p>
          </table:table-cell>
          <table:table-cell table:style-name="ce4" office:value-type="float" office:value="-83.2497897214389" calcext:value-type="float">
            <text:p>-83.2497897214389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style-name="Default" office:value-type="float" office:value="51.9553072625698" calcext:value-type="float">
            <text:p>51.9553072625698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1290.25111337875" calcext:value-type="float">
            <text:p>-1290.25111337875</text:p>
          </table:table-cell>
          <table:table-cell table:style-name="Default" office:value-type="float" office:value="-638.399849684945" calcext:value-type="float">
            <text:p>-638.399849684945</text:p>
          </table:table-cell>
          <table:table-cell table:style-name="Default" office:value-type="float" office:value="-651.851263693803" calcext:value-type="float">
            <text:p>-651.851263693803</text:p>
          </table:table-cell>
          <table:table-cell table:style-name="Default" office:value-type="float" office:value="30.2071973827699" calcext:value-type="float">
            <text:p>30.2071973827699</text:p>
          </table:table-cell>
          <table:table-cell table:style-name="Default" office:value-type="float" office:value="26.0053619302949" calcext:value-type="float">
            <text:p>26.0053619302949</text:p>
          </table:table-cell>
          <table:table-cell table:style-name="Default" office:value-type="float" office:value="33.0882352941176" calcext:value-type="float">
            <text:p>33.0882352941176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63.3658962284262" calcext:value-type="float">
            <text:p>-63.3658962284262</text:p>
          </table:table-cell>
          <table:table-cell table:style-name="Default" office:value-type="float" office:value="10.5340963217353" calcext:value-type="float">
            <text:p>10.5340963217353</text:p>
          </table:table-cell>
          <table:table-cell table:style-name="Default" office:value-type="float" office:value="-73.8999925501615" calcext:value-type="float">
            <text:p>-73.8999925501615</text:p>
          </table:table-cell>
          <table:table-cell table:style-name="Default" office:value-type="float" office:value="47.5977653631285" calcext:value-type="float">
            <text:p>47.5977653631285</text:p>
          </table:table-cell>
          <table:table-cell table:style-name="Default" office:value-type="float" office:value="49.7206703910615" calcext:value-type="float">
            <text:p>49.7206703910615</text:p>
          </table:table-cell>
          <table:table-cell table:style-name="Default" office:value-type="float" office:value="46.1824953445065" calcext:value-type="float">
            <text:p>46.1824953445065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53.1105357813315" calcext:value-type="float">
            <text:p>-53.1105357813315</text:p>
          </table:table-cell>
          <table:table-cell table:style-name="Default" office:value-type="float" office:value="-12.2792322116389" calcext:value-type="float">
            <text:p>-12.2792322116389</text:p>
          </table:table-cell>
          <table:table-cell table:style-name="ce4" office:value-type="float" office:value="-40.8313035696926" calcext:value-type="float">
            <text:p>-40.8313035696926</text:p>
          </table:table-cell>
          <table:table-cell table:style-name="Default" office:value-type="float" office:value="50.1675977653631" calcext:value-type="float">
            <text:p>50.1675977653631</text:p>
          </table:table-cell>
          <table:table-cell table:style-name="Default" office:value-type="float" office:value="52.5139664804469" calcext:value-type="float">
            <text:p>52.5139664804469</text:p>
          </table:table-cell>
          <table:table-cell table:style-name="ce4" office:value-type="float" office:value="48.6033519553073" calcext:value-type="float">
            <text:p>48.6033519553073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82.0135803756203" calcext:value-type="float">
            <text:p>-82.0135803756203</text:p>
          </table:table-cell>
          <table:table-cell table:style-name="Default" office:value-type="float" office:value="21.7312542711754" calcext:value-type="float">
            <text:p>21.7312542711754</text:p>
          </table:table-cell>
          <table:table-cell table:style-name="Default" office:value-type="float" office:value="-103.744834646796" calcext:value-type="float">
            <text:p>-103.744834646796</text:p>
          </table:table-cell>
          <table:table-cell table:style-name="Default" office:value-type="float" office:value="50.6145251396648" calcext:value-type="float">
            <text:p>50.6145251396648</text:p>
          </table:table-cell>
          <table:table-cell table:style-name="Default" office:value-type="float" office:value="53.9106145251397" calcext:value-type="float">
            <text:p>53.9106145251397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-89.4007178429353" calcext:value-type="float">
            <text:p>-89.4007178429353</text:p>
          </table:table-cell>
          <table:table-cell table:style-name="Default" office:value-type="float" office:value="9.01695120704887" calcext:value-type="float">
            <text:p>9.01695120704887</text:p>
          </table:table-cell>
          <table:table-cell table:style-name="Default" office:value-type="float" office:value="-98.4176690499842" calcext:value-type="float">
            <text:p>-98.4176690499842</text:p>
          </table:table-cell>
          <table:table-cell table:style-name="Default" office:value-type="float" office:value="49.3589743589744" calcext:value-type="float">
            <text:p>49.3589743589744</text:p>
          </table:table-cell>
          <table:table-cell table:style-name="Default" office:value-type="float" office:value="53.2679738562092" calcext:value-type="float">
            <text:p>53.2679738562092</text:p>
          </table:table-cell>
          <table:table-cell table:style-name="Default" office:value-type="float" office:value="46.8354430379747" calcext:value-type="float">
            <text:p>46.8354430379747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1756.98496625908" calcext:value-type="float">
            <text:p>-1756.98496625908</text:p>
          </table:table-cell>
          <table:table-cell table:style-name="Default" office:value-type="float" office:value="-910.641987391828" calcext:value-type="float">
            <text:p>-910.641987391828</text:p>
          </table:table-cell>
          <table:table-cell table:style-name="Default" office:value-type="float" office:value="-846.342978867248" calcext:value-type="float">
            <text:p>-846.342978867248</text:p>
          </table:table-cell>
          <table:table-cell table:style-name="Default" office:value-type="float" office:value="25.7203842049093" calcext:value-type="float">
            <text:p>25.7203842049093</text:p>
          </table:table-cell>
          <table:table-cell table:style-name="Default" office:value-type="float" office:value="23.6453201970443" calcext:value-type="float">
            <text:p>23.6453201970443</text:p>
          </table:table-cell>
          <table:table-cell table:style-name="Default" office:value-type="float" office:value="27.3069679849341" calcext:value-type="float">
            <text:p>27.3069679849341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66.6214438209414" calcext:value-type="float">
            <text:p>-66.6214438209414</text:p>
          </table:table-cell>
          <table:table-cell table:style-name="ce4" office:value-type="float" office:value="16.6283459004974" calcext:value-type="float">
            <text:p>16.6283459004974</text:p>
          </table:table-cell>
          <table:table-cell table:style-name="Default" office:value-type="float" office:value="-83.2497897214389" calcext:value-type="float">
            <text:p>-83.2497897214389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style-name="Default" office:value-type="float" office:value="51.9553072625698" calcext:value-type="float">
            <text:p>51.9553072625698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-31.743433322676" calcext:value-type="float">
            <text:p>-31.743433322676</text:p>
          </table:table-cell>
          <table:table-cell table:style-name="Default" office:value-type="float" office:value="16.3649258887643" calcext:value-type="float">
            <text:p>16.3649258887643</text:p>
          </table:table-cell>
          <table:table-cell table:style-name="Default" office:value-type="float" office:value="-48.1083592114404" calcext:value-type="float">
            <text:p>-48.1083592114404</text:p>
          </table:table-cell>
          <table:table-cell table:style-name="Default" office:value-type="float" office:value="50.2793296089386" calcext:value-type="float">
            <text:p>50.2793296089386</text:p>
          </table:table-cell>
          <table:table-cell table:style-name="Default" office:value-type="float" office:value="52.7932960893855" calcext:value-type="float">
            <text:p>52.7932960893855</text:p>
          </table:table-cell>
          <table:table-cell table:style-name="ce4" office:value-type="float" office:value="48.6033519553073" calcext:value-type="float">
            <text:p>48.603351955307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90.5743011591343" calcext:value-type="float">
            <text:p>-90.5743011591343</text:p>
          </table:table-cell>
          <table:table-cell table:style-name="Default" office:value-type="float" office:value="19.7939077141431" calcext:value-type="float">
            <text:p>19.7939077141431</text:p>
          </table:table-cell>
          <table:table-cell table:style-name="Default" office:value-type="float" office:value="-110.368208873277" calcext:value-type="float">
            <text:p>-110.368208873277</text:p>
          </table:table-cell>
          <table:table-cell table:style-name="Default" office:value-type="float" office:value="50.7262569832402" calcext:value-type="float">
            <text:p>50.7262569832402</text:p>
          </table:table-cell>
          <table:table-cell table:style-name="Default" office:value-type="float" office:value="53.9106145251397" calcext:value-type="float">
            <text:p>53.9106145251397</text:p>
          </table:table-cell>
          <table:table-cell table:style-name="Default" office:value-type="float" office:value="48.6033519553073" calcext:value-type="float">
            <text:p>48.6033519553073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91.4901039653275" calcext:value-type="float">
            <text:p>-91.4901039653275</text:p>
          </table:table-cell>
          <table:table-cell table:style-name="Default" office:value-type="float" office:value="-1.25310441604932" calcext:value-type="float">
            <text:p>-1.25310441604932</text:p>
          </table:table-cell>
          <table:table-cell table:style-name="Default" office:value-type="float" office:value="-90.2369995492782" calcext:value-type="float">
            <text:p>-90.2369995492782</text:p>
          </table:table-cell>
          <table:table-cell table:style-name="Default" office:value-type="float" office:value="47.8390461997019" calcext:value-type="float">
            <text:p>47.8390461997019</text:p>
          </table:table-cell>
          <table:table-cell table:style-name="Default" office:value-type="float" office:value="51.171875" calcext:value-type="float">
            <text:p>51.171875</text:p>
          </table:table-cell>
          <table:table-cell table:style-name="Default" office:value-type="float" office:value="45.7831325301205" calcext:value-type="float">
            <text:p>45.7831325301205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102.493895483076" calcext:value-type="float">
            <text:p>-102.493895483076</text:p>
          </table:table-cell>
          <table:table-cell table:style-name="ce4" office:value-type="float" office:value="16.8248131586323" calcext:value-type="float">
            <text:p>16.8248131586323</text:p>
          </table:table-cell>
          <table:table-cell table:style-name="Default" office:value-type="float" office:value="-119.318708641708" calcext:value-type="float">
            <text:p>-119.318708641708</text:p>
          </table:table-cell>
          <table:table-cell table:style-name="Default" office:value-type="float" office:value="52.0670391061453" calcext:value-type="float">
            <text:p>52.0670391061453</text:p>
          </table:table-cell>
          <table:table-cell table:style-name="Default" office:value-type="float" office:value="56.4245810055866" calcext:value-type="float">
            <text:p>56.4245810055866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-1236.8841559664" calcext:value-type="float">
            <text:p>-1236.8841559664</text:p>
          </table:table-cell>
          <table:table-cell table:style-name="Default" office:value-type="float" office:value="-950.510793137061" calcext:value-type="float">
            <text:p>-950.510793137061</text:p>
          </table:table-cell>
          <table:table-cell table:style-name="Default" office:value-type="float" office:value="-286.373362829341" calcext:value-type="float">
            <text:p>-286.373362829341</text:p>
          </table:table-cell>
          <table:table-cell table:style-name="Default" office:value-type="float" office:value="36.3173957273652" calcext:value-type="float">
            <text:p>36.3173957273652</text:p>
          </table:table-cell>
          <table:table-cell table:style-name="Default" office:value-type="float" office:value="33.0396475770925" calcext:value-type="float">
            <text:p>33.0396475770925</text:p>
          </table:table-cell>
          <table:table-cell table:style-name="Default" office:value-type="float" office:value="39.1304347826087" calcext:value-type="float">
            <text:p>39.1304347826087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75.3789258368063" calcext:value-type="float">
            <text:p>-75.3789258368063</text:p>
          </table:table-cell>
          <table:table-cell table:style-name="Default" office:value-type="float" office:value="22.6048193399988" calcext:value-type="float">
            <text:p>22.6048193399988</text:p>
          </table:table-cell>
          <table:table-cell table:style-name="Default" office:value-type="float" office:value="-97.9837451768051" calcext:value-type="float">
            <text:p>-97.9837451768051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1899441340782" calcext:value-type="float">
            <text:p>54.1899441340782</text:p>
          </table:table-cell>
          <table:table-cell table:style-name="Default" office:value-type="float" office:value="48.6033519553073" calcext:value-type="float">
            <text:p>48.6033519553073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47.04641572658" calcext:value-type="float">
            <text:p>-47.04641572658</text:p>
          </table:table-cell>
          <table:table-cell table:style-name="ce4" office:value-type="float" office:value="30.2325852488781" calcext:value-type="float">
            <text:p>30.2325852488781</text:p>
          </table:table-cell>
          <table:table-cell table:style-name="Default" office:value-type="float" office:value="-77.2790009754581" calcext:value-type="float">
            <text:p>-77.2790009754581</text:p>
          </table:table-cell>
          <table:table-cell table:style-name="Default" office:value-type="float" office:value="48.9108910891089" calcext:value-type="float">
            <text:p>48.9108910891089</text:p>
          </table:table-cell>
          <table:table-cell table:style-name="Default" office:value-type="float" office:value="56.1855670103093" calcext:value-type="float">
            <text:p>56.1855670103093</text:p>
          </table:table-cell>
          <table:table-cell table:style-name="Default" office:value-type="float" office:value="44.3729903536978" calcext:value-type="float">
            <text:p>44.3729903536978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129.507813646683" calcext:value-type="float">
            <text:p>-129.507813646683</text:p>
          </table:table-cell>
          <table:table-cell table:style-name="Default" office:value-type="float" office:value="2.02921540347036" calcext:value-type="float">
            <text:p>2.02921540347036</text:p>
          </table:table-cell>
          <table:table-cell table:style-name="Default" office:value-type="float" office:value="-131.537029050153" calcext:value-type="float">
            <text:p>-131.537029050153</text:p>
          </table:table-cell>
          <table:table-cell table:style-name="Default" office:value-type="float" office:value="52.1787709497207" calcext:value-type="float">
            <text:p>52.1787709497207</text:p>
          </table:table-cell>
          <table:table-cell table:style-name="Default" office:value-type="float" office:value="56.7039106145251" calcext:value-type="float">
            <text:p>56.7039106145251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890.216074093437" calcext:value-type="float">
            <text:p>-890.216074093437</text:p>
          </table:table-cell>
          <table:table-cell table:style-name="Default" office:value-type="float" office:value="-507.206318428459" calcext:value-type="float">
            <text:p>-507.206318428459</text:p>
          </table:table-cell>
          <table:table-cell table:style-name="Default" office:value-type="float" office:value="-383.00975566498" calcext:value-type="float">
            <text:p>-383.00975566498</text:p>
          </table:table-cell>
          <table:table-cell table:style-name="Default" office:value-type="float" office:value="29.1108404384896" calcext:value-type="float">
            <text:p>29.1108404384896</text:p>
          </table:table-cell>
          <table:table-cell table:style-name="Default" office:value-type="float" office:value="29.512893982808" calcext:value-type="float">
            <text:p>29.512893982808</text:p>
          </table:table-cell>
          <table:table-cell table:style-name="Default" office:value-type="float" office:value="28.8135593220339" calcext:value-type="float">
            <text:p>28.8135593220339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74.357701712924" calcext:value-type="float">
            <text:p>-74.357701712924</text:p>
          </table:table-cell>
          <table:table-cell table:style-name="Default" office:value-type="float" office:value="8.72567080184273" calcext:value-type="float">
            <text:p>8.72567080184273</text:p>
          </table:table-cell>
          <table:table-cell table:style-name="Default" office:value-type="float" office:value="-83.0833725147667" calcext:value-type="float">
            <text:p>-83.0833725147667</text:p>
          </table:table-cell>
          <table:table-cell table:style-name="Default" office:value-type="float" office:value="52.4022346368715" calcext:value-type="float">
            <text:p>52.4022346368715</text:p>
          </table:table-cell>
          <table:table-cell table:style-name="Default" office:value-type="float" office:value="55.8659217877095" calcext:value-type="float">
            <text:p>55.8659217877095</text:p>
          </table:table-cell>
          <table:table-cell table:style-name="Default" office:value-type="float" office:value="50.0931098696462" calcext:value-type="float">
            <text:p>50.0931098696462</text:p>
          </table:table-cell>
          <table:table-cell/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-38.3790081780866" calcext:value-type="float">
            <text:p>-38.3790081780866</text:p>
          </table:table-cell>
          <table:table-cell table:style-name="Default" office:value-type="float" office:value="78.9694547010529" calcext:value-type="float">
            <text:p>78.9694547010529</text:p>
          </table:table-cell>
          <table:table-cell table:style-name="Default" office:value-type="float" office:value="-117.34846287914" calcext:value-type="float">
            <text:p>-117.34846287914</text:p>
          </table:table-cell>
          <table:table-cell table:style-name="Default" office:value-type="float" office:value="51.0614525139665" calcext:value-type="float">
            <text:p>51.0614525139665</text:p>
          </table:table-cell>
          <table:table-cell table:style-name="Default" office:value-type="float" office:value="55.586592178771" calcext:value-type="float">
            <text:p>55.586592178771</text:p>
          </table:table-cell>
          <table:table-cell table:style-name="Default" office:value-type="float" office:value="48.0446927374302" calcext:value-type="float">
            <text:p>48.0446927374302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69.4462245883687" calcext:value-type="float">
            <text:p>-69.4462245883687</text:p>
          </table:table-cell>
          <table:table-cell table:style-name="Default" office:value-type="float" office:value="49.4207905462446" calcext:value-type="float">
            <text:p>49.4207905462446</text:p>
          </table:table-cell>
          <table:table-cell table:style-name="Default" office:value-type="float" office:value="-118.867015134613" calcext:value-type="float">
            <text:p>-118.867015134613</text:p>
          </table:table-cell>
          <table:table-cell table:style-name="Default" office:value-type="float" office:value="51.1731843575419" calcext:value-type="float">
            <text:p>51.1731843575419</text:p>
          </table:table-cell>
          <table:table-cell table:style-name="Default" office:value-type="float" office:value="54.7486033519553" calcext:value-type="float">
            <text:p>54.7486033519553</text:p>
          </table:table-cell>
          <table:table-cell table:style-name="Default" office:value-type="float" office:value="48.7895716945996" calcext:value-type="float">
            <text:p>48.7895716945996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76.3866539345917" calcext:value-type="float">
            <text:p>-76.3866539345917</text:p>
          </table:table-cell>
          <table:table-cell table:style-name="Default" office:value-type="float" office:value="14.0406036479395" calcext:value-type="float">
            <text:p>14.0406036479395</text:p>
          </table:table-cell>
          <table:table-cell table:style-name="Default" office:value-type="float" office:value="-90.4272575825312" calcext:value-type="float">
            <text:p>-90.4272575825312</text:p>
          </table:table-cell>
          <table:table-cell table:style-name="Default" office:value-type="float" office:value="46.9387755102041" calcext:value-type="float">
            <text:p>46.9387755102041</text:p>
          </table:table-cell>
          <table:table-cell table:style-name="Default" office:value-type="float" office:value="54.9707602339181" calcext:value-type="float">
            <text:p>54.9707602339181</text:p>
          </table:table-cell>
          <table:table-cell table:style-name="Default" office:value-type="float" office:value="41.8518518518519" calcext:value-type="float">
            <text:p>41.851851851851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34.080335550088" calcext:value-type="float">
            <text:p>-134.080335550088</text:p>
          </table:table-cell>
          <table:table-cell table:style-name="Default" office:value-type="float" office:value="0.609051455915302" calcext:value-type="float">
            <text:p>0.609051455915302</text:p>
          </table:table-cell>
          <table:table-cell table:style-name="Default" office:value-type="float" office:value="-134.689387006004" calcext:value-type="float">
            <text:p>-134.689387006004</text:p>
          </table:table-cell>
          <table:table-cell table:style-name="Default" office:value-type="float" office:value="52.7374301675978" calcext:value-type="float">
            <text:p>52.7374301675978</text:p>
          </table:table-cell>
          <table:table-cell table:style-name="Default" office:value-type="float" office:value="56.9832402234637" calcext:value-type="float">
            <text:p>56.9832402234637</text:p>
          </table:table-cell>
          <table:table-cell table:style-name="Default" office:value-type="float" office:value="49.9068901303538" calcext:value-type="float">
            <text:p>49.9068901303538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2211.68504373172" calcext:value-type="float">
            <text:p>-2211.68504373172</text:p>
          </table:table-cell>
          <table:table-cell table:style-name="Default" office:value-type="float" office:value="-977.590535397618" calcext:value-type="float">
            <text:p>-977.590535397618</text:p>
          </table:table-cell>
          <table:table-cell table:style-name="Default" office:value-type="float" office:value="-1234.0945083341" calcext:value-type="float">
            <text:p>-1234.0945083341</text:p>
          </table:table-cell>
          <table:table-cell table:style-name="Default" office:value-type="float" office:value="29.476861167002" calcext:value-type="float">
            <text:p>29.476861167002</text:p>
          </table:table-cell>
          <table:table-cell table:style-name="Default" office:value-type="float" office:value="29.438202247191" calcext:value-type="float">
            <text:p>29.438202247191</text:p>
          </table:table-cell>
          <table:table-cell table:style-name="Default" office:value-type="float" office:value="29.5081967213115" calcext:value-type="float">
            <text:p>29.5081967213115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74.3159366728415" calcext:value-type="float">
            <text:p>-74.3159366728415</text:p>
          </table:table-cell>
          <table:table-cell table:style-name="Default" office:value-type="float" office:value="11.0207727170284" calcext:value-type="float">
            <text:p>11.0207727170284</text:p>
          </table:table-cell>
          <table:table-cell table:style-name="Default" office:value-type="float" office:value="-85.3367093898699" calcext:value-type="float">
            <text:p>-85.3367093898699</text:p>
          </table:table-cell>
          <table:table-cell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56.9832402234637" calcext:value-type="float">
            <text:p>56.9832402234637</text:p>
          </table:table-cell>
          <table:table-cell table:style-name="Default" office:value-type="float" office:value="50.4655493482309" calcext:value-type="float">
            <text:p>50.4655493482309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85.1184497416419" calcext:value-type="float">
            <text:p>-85.1184497416419</text:p>
          </table:table-cell>
          <table:table-cell table:style-name="Default" office:value-type="float" office:value="72.160926308948" calcext:value-type="float">
            <text:p>72.160926308948</text:p>
          </table:table-cell>
          <table:table-cell table:style-name="Default" office:value-type="float" office:value="-157.27937605059" calcext:value-type="float">
            <text:p>-157.27937605059</text:p>
          </table:table-cell>
          <table:table-cell table:style-name="Default" office:value-type="float" office:value="50.2793296089386" calcext:value-type="float">
            <text:p>50.2793296089386</text:p>
          </table:table-cell>
          <table:table-cell table:style-name="Default" office:value-type="float" office:value="55.3072625698324" calcext:value-type="float">
            <text:p>55.3072625698324</text:p>
          </table:table-cell>
          <table:table-cell table:style-name="Default" office:value-type="float" office:value="46.927374301676" calcext:value-type="float">
            <text:p>46.927374301676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74.2975034001681" calcext:value-type="float">
            <text:p>-74.2975034001681</text:p>
          </table:table-cell>
          <table:table-cell table:style-name="Default" office:value-type="float" office:value="42.5558078783847" calcext:value-type="float">
            <text:p>42.5558078783847</text:p>
          </table:table-cell>
          <table:table-cell table:style-name="Default" office:value-type="float" office:value="-116.853311278553" calcext:value-type="float">
            <text:p>-116.853311278553</text:p>
          </table:table-cell>
          <table:table-cell table:style-name="ce4" office:value-type="float" office:value="51.8435754189944" calcext:value-type="float">
            <text:p>51.8435754189944</text:p>
          </table:table-cell>
          <table:table-cell table:style-name="Default" office:value-type="float" office:value="54.7486033519553" calcext:value-type="float">
            <text:p>54.7486033519553</text:p>
          </table:table-cell>
          <table:table-cell table:style-name="ce4" office:value-type="float" office:value="49.9068901303538" calcext:value-type="float">
            <text:p>49.9068901303538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91.068042981576" calcext:value-type="float">
            <text:p>-91.068042981576</text:p>
          </table:table-cell>
          <table:table-cell table:style-name="Default" office:value-type="float" office:value="23.0905162434559" calcext:value-type="float">
            <text:p>23.0905162434559</text:p>
          </table:table-cell>
          <table:table-cell table:style-name="Default" office:value-type="float" office:value="-114.158559225032" calcext:value-type="float">
            <text:p>-114.158559225032</text:p>
          </table:table-cell>
          <table:table-cell table:style-name="Default" office:value-type="float" office:value="45.9317585301837" calcext:value-type="float">
            <text:p>45.9317585301837</text:p>
          </table:table-cell>
          <table:table-cell table:style-name="ce4" office:value-type="float" office:value="56.6666666666667" calcext:value-type="float">
            <text:p>56.6666666666667</text:p>
          </table:table-cell>
          <table:table-cell table:style-name="Default" office:value-type="float" office:value="38.961038961039" calcext:value-type="float">
            <text:p>38.961038961039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173.692815105659" calcext:value-type="float">
            <text:p>-173.692815105659</text:p>
          </table:table-cell>
          <table:table-cell table:style-name="Default" office:value-type="float" office:value="-22.7095739777703" calcext:value-type="float">
            <text:p>-22.7095739777703</text:p>
          </table:table-cell>
          <table:table-cell table:style-name="Default" office:value-type="float" office:value="-150.983241127888" calcext:value-type="float">
            <text:p>-150.983241127888</text:p>
          </table:table-cell>
          <table:table-cell table:style-name="Default" office:value-type="float" office:value="52.9608938547486" calcext:value-type="float">
            <text:p>52.9608938547486</text:p>
          </table:table-cell>
          <table:table-cell table:style-name="Default" office:value-type="float" office:value="57.2625698324022" calcext:value-type="float">
            <text:p>57.2625698324022</text:p>
          </table:table-cell>
          <table:table-cell table:style-name="Default" office:value-type="float" office:value="50.0931098696462" calcext:value-type="float">
            <text:p>50.0931098696462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1474.50900780621" calcext:value-type="float">
            <text:p>-1474.50900780621</text:p>
          </table:table-cell>
          <table:table-cell table:style-name="Default" office:value-type="float" office:value="-684.668278131088" calcext:value-type="float">
            <text:p>-684.668278131088</text:p>
          </table:table-cell>
          <table:table-cell table:style-name="Default" office:value-type="float" office:value="-789.84072967512" calcext:value-type="float">
            <text:p>-789.84072967512</text:p>
          </table:table-cell>
          <table:table-cell table:style-name="Default" office:value-type="float" office:value="35.2589641434263" calcext:value-type="float">
            <text:p>35.2589641434263</text:p>
          </table:table-cell>
          <table:table-cell table:style-name="Default" office:value-type="float" office:value="34.4444444444444" calcext:value-type="float">
            <text:p>34.4444444444444</text:p>
          </table:table-cell>
          <table:table-cell table:style-name="Default" office:value-type="float" office:value="35.9205776173285" calcext:value-type="float">
            <text:p>35.9205776173285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87.5167686196337" calcext:value-type="float">
            <text:p>-87.5167686196337</text:p>
          </table:table-cell>
          <table:table-cell table:style-name="Default" office:value-type="float" office:value="-1.1202266292774" calcext:value-type="float">
            <text:p>-1.1202266292774</text:p>
          </table:table-cell>
          <table:table-cell table:style-name="Default" office:value-type="float" office:value="-86.3965419903562" calcext:value-type="float">
            <text:p>-86.3965419903562</text:p>
          </table:table-cell>
          <table:table-cell table:style-name="Default" office:value-type="float" office:value="53.2960893854749" calcext:value-type="float">
            <text:p>53.2960893854749</text:p>
          </table:table-cell>
          <table:table-cell table:style-name="ce4" office:value-type="float" office:value="57.2625698324022" calcext:value-type="float">
            <text:p>57.2625698324022</text:p>
          </table:table-cell>
          <table:table-cell table:style-name="Default" office:value-type="float" office:value="50.6517690875233" calcext:value-type="float">
            <text:p>50.6517690875233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-58.8049571239639" calcext:value-type="float">
            <text:p>-58.8049571239639</text:p>
          </table:table-cell>
          <table:table-cell table:style-name="Default" office:value-type="float" office:value="68.7115875635467" calcext:value-type="float">
            <text:p>68.7115875635467</text:p>
          </table:table-cell>
          <table:table-cell table:style-name="Default" office:value-type="float" office:value="-127.516544687511" calcext:value-type="float">
            <text:p>-127.516544687511</text:p>
          </table:table-cell>
          <table:table-cell table:style-name="Default" office:value-type="float" office:value="50.7262569832402" calcext:value-type="float">
            <text:p>50.7262569832402</text:p>
          </table:table-cell>
          <table:table-cell table:style-name="Default" office:value-type="float" office:value="55.586592178771" calcext:value-type="float">
            <text:p>55.586592178771</text:p>
          </table:table-cell>
          <table:table-cell table:style-name="Default" office:value-type="float" office:value="47.4860335195531" calcext:value-type="float">
            <text:p>47.4860335195531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62.7682650729173" calcext:value-type="float">
            <text:p>-62.7682650729173</text:p>
          </table:table-cell>
          <table:table-cell table:style-name="Default" office:value-type="float" office:value="53.0973981584214" calcext:value-type="float">
            <text:p>53.0973981584214</text:p>
          </table:table-cell>
          <table:table-cell table:style-name="Default" office:value-type="float" office:value="-115.865663231339" calcext:value-type="float">
            <text:p>-115.865663231339</text:p>
          </table:table-cell>
          <table:table-cell table:style-name="Default" office:value-type="float" office:value="50.9497206703911" calcext:value-type="float">
            <text:p>50.9497206703911</text:p>
          </table:table-cell>
          <table:table-cell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49.5344506517691" calcext:value-type="float">
            <text:p>49.5344506517691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52.2809972300889" calcext:value-type="float">
            <text:p>-52.2809972300889</text:p>
          </table:table-cell>
          <table:table-cell table:style-name="Default" office:value-type="float" office:value="8.31101049530011" calcext:value-type="float">
            <text:p>8.31101049530011</text:p>
          </table:table-cell>
          <table:table-cell table:style-name="Default" office:value-type="float" office:value="-60.592007725389" calcext:value-type="float">
            <text:p>-60.592007725389</text:p>
          </table:table-cell>
          <table:table-cell table:style-name="Default" office:value-type="float" office:value="46.3414634146342" calcext:value-type="float">
            <text:p>46.3414634146342</text:p>
          </table:table-cell>
          <table:table-cell table:style-name="Default" office:value-type="float" office:value="55.9322033898305" calcext:value-type="float">
            <text:p>55.9322033898305</text:p>
          </table:table-cell>
          <table:table-cell table:style-name="Default" office:value-type="float" office:value="39.6449704142012" calcext:value-type="float">
            <text:p>39.6449704142012</text:p>
          </table:table-cell>
          <table:table-cell/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-176.368074093815" calcext:value-type="float">
            <text:p>-176.368074093815</text:p>
          </table:table-cell>
          <table:table-cell table:style-name="Default" office:value-type="float" office:value="-29.2572491594169" calcext:value-type="float">
            <text:p>-29.2572491594169</text:p>
          </table:table-cell>
          <table:table-cell table:style-name="Default" office:value-type="float" office:value="-147.110824934398" calcext:value-type="float">
            <text:p>-147.110824934398</text:p>
          </table:table-cell>
          <table:table-cell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57.2625698324022" calcext:value-type="float">
            <text:p>57.2625698324022</text:p>
          </table:table-cell>
          <table:table-cell table:style-name="ce4" office:value-type="float" office:value="50.2793296089386" calcext:value-type="float">
            <text:p>50.27932960893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2290.24143359979" calcext:value-type="float">
            <text:p>-2290.24143359979</text:p>
          </table:table-cell>
          <table:table-cell table:style-name="Default" office:value-type="float" office:value="-1409.21444227346" calcext:value-type="float">
            <text:p>-1409.21444227346</text:p>
          </table:table-cell>
          <table:table-cell table:style-name="Default" office:value-type="float" office:value="-881.026991326323" calcext:value-type="float">
            <text:p>-881.026991326323</text:p>
          </table:table-cell>
          <table:table-cell table:style-name="Default" office:value-type="float" office:value="30.2439024390244" calcext:value-type="float">
            <text:p>30.2439024390244</text:p>
          </table:table-cell>
          <table:table-cell table:style-name="Default" office:value-type="float" office:value="22.4137931034483" calcext:value-type="float">
            <text:p>22.4137931034483</text:p>
          </table:table-cell>
          <table:table-cell table:style-name="Default" office:value-type="float" office:value="36.7201426024955" calcext:value-type="float">
            <text:p>36.7201426024955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86.5887544654686" calcext:value-type="float">
            <text:p>-86.5887544654686</text:p>
          </table:table-cell>
          <table:table-cell table:style-name="Default" office:value-type="float" office:value="2.77771737120482" calcext:value-type="float">
            <text:p>2.77771737120482</text:p>
          </table:table-cell>
          <table:table-cell table:style-name="Default" office:value-type="float" office:value="-89.3664718366733" calcext:value-type="float">
            <text:p>-89.3664718366733</text:p>
          </table:table-cell>
          <table:table-cell table:style-name="ce4" office:value-type="float" office:value="53.5195530726257" calcext:value-type="float">
            <text:p>53.5195530726257</text:p>
          </table:table-cell>
          <table:table-cell table:style-name="ce4" office:value-type="float" office:value="57.2625698324022" calcext:value-type="float">
            <text:p>57.2625698324022</text:p>
          </table:table-cell>
          <table:table-cell table:style-name="ce4" office:value-type="float" office:value="51.024208566108" calcext:value-type="float">
            <text:p>51.024208566108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127.679902586906" calcext:value-type="float">
            <text:p>-127.679902586906</text:p>
          </table:table-cell>
          <table:table-cell table:style-name="Default" office:value-type="float" office:value="72.9495131367888" calcext:value-type="float">
            <text:p>72.9495131367888</text:p>
          </table:table-cell>
          <table:table-cell table:style-name="Default" office:value-type="float" office:value="-200.629415723695" calcext:value-type="float">
            <text:p>-200.629415723695</text:p>
          </table:table-cell>
          <table:table-cell table:style-name="Default" office:value-type="float" office:value="51.0614525139665" calcext:value-type="float">
            <text:p>51.0614525139665</text:p>
          </table:table-cell>
          <table:table-cell table:style-name="Default" office:value-type="float" office:value="56.4245810055866" calcext:value-type="float">
            <text:p>56.4245810055866</text:p>
          </table:table-cell>
          <table:table-cell table:style-name="Default" office:value-type="float" office:value="47.4860335195531" calcext:value-type="float">
            <text:p>47.4860335195531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106.240523954751" calcext:value-type="float">
            <text:p>-106.240523954751</text:p>
          </table:table-cell>
          <table:table-cell table:style-name="Default" office:value-type="float" office:value="27.1278582069708" calcext:value-type="float">
            <text:p>27.1278582069708</text:p>
          </table:table-cell>
          <table:table-cell table:style-name="Default" office:value-type="float" office:value="-133.368382161722" calcext:value-type="float">
            <text:p>-133.368382161722</text:p>
          </table:table-cell>
          <table:table-cell table:style-name="Default" office:value-type="float" office:value="51.2849162011173" calcext:value-type="float">
            <text:p>51.2849162011173</text:p>
          </table:table-cell>
          <table:table-cell table:style-name="Default" office:value-type="float" office:value="53.6312849162011" calcext:value-type="float">
            <text:p>53.6312849162011</text:p>
          </table:table-cell>
          <table:table-cell table:style-name="Default" office:value-type="float" office:value="49.7206703910615" calcext:value-type="float">
            <text:p>49.7206703910615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61.7180590797086" calcext:value-type="float">
            <text:p>-61.7180590797086</text:p>
          </table:table-cell>
          <table:table-cell table:style-name="Default" office:value-type="float" office:value="-18.5797358739848" calcext:value-type="float">
            <text:p>-18.5797358739848</text:p>
          </table:table-cell>
          <table:table-cell table:style-name="ce4" office:value-type="float" office:value="-43.1383232057239" calcext:value-type="float">
            <text:p>-43.1383232057239</text:p>
          </table:table-cell>
          <table:table-cell table:style-name="Default" office:value-type="float" office:value="43.7908496732026" calcext:value-type="float">
            <text:p>43.7908496732026</text:p>
          </table:table-cell>
          <table:table-cell table:style-name="Default" office:value-type="float" office:value="53.125" calcext:value-type="float">
            <text:p>53.125</text:p>
          </table:table-cell>
          <table:table-cell table:style-name="Default" office:value-type="float" office:value="37.0786516853933" calcext:value-type="float">
            <text:p>37.078651685393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94.206468754114" calcext:value-type="float">
            <text:p>-194.206468754114</text:p>
          </table:table-cell>
          <table:table-cell table:style-name="Default" office:value-type="float" office:value="-38.9792162650386" calcext:value-type="float">
            <text:p>-38.9792162650386</text:p>
          </table:table-cell>
          <table:table-cell table:style-name="Default" office:value-type="float" office:value="-155.227252489076" calcext:value-type="float">
            <text:p>-155.227252489076</text:p>
          </table:table-cell>
          <table:table-cell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57.2625698324022" calcext:value-type="float">
            <text:p>57.2625698324022</text:p>
          </table:table-cell>
          <table:table-cell table:style-name="ce4" office:value-type="float" office:value="50.2793296089386" calcext:value-type="float">
            <text:p>50.27932960893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134.802783964556" calcext:value-type="float">
            <text:p>-134.802783964556</text:p>
          </table:table-cell>
          <table:table-cell table:style-name="ce4" office:value-type="float" office:value="132.280115192533" calcext:value-type="float">
            <text:p>132.280115192533</text:p>
          </table:table-cell>
          <table:table-cell table:style-name="Default" office:value-type="float" office:value="-267.082899157089" calcext:value-type="float">
            <text:p>-267.082899157089</text:p>
          </table:table-cell>
          <table:table-cell table:style-name="Default" office:value-type="float" office:value="48.7726787620064" calcext:value-type="float">
            <text:p>48.7726787620064</text:p>
          </table:table-cell>
          <table:table-cell table:style-name="Default" office:value-type="float" office:value="51.6216216216216" calcext:value-type="float">
            <text:p>51.6216216216216</text:p>
          </table:table-cell>
          <table:table-cell table:style-name="Default" office:value-type="float" office:value="46.9135802469136" calcext:value-type="float">
            <text:p>46.9135802469136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182.95964039616" calcext:value-type="float">
            <text:p>-182.95964039616</text:p>
          </table:table-cell>
          <table:table-cell table:style-name="Default" office:value-type="float" office:value="56.9449449937041" calcext:value-type="float">
            <text:p>56.9449449937041</text:p>
          </table:table-cell>
          <table:table-cell table:style-name="Default" office:value-type="float" office:value="-239.904585389864" calcext:value-type="float">
            <text:p>-239.904585389864</text:p>
          </table:table-cell>
          <table:table-cell table:style-name="Default" office:value-type="float" office:value="50.2793296089386" calcext:value-type="float">
            <text:p>50.2793296089386</text:p>
          </table:table-cell>
          <table:table-cell table:style-name="Default" office:value-type="float" office:value="56.145251396648" calcext:value-type="float">
            <text:p>56.145251396648</text:p>
          </table:table-cell>
          <table:table-cell table:style-name="Default" office:value-type="float" office:value="46.3687150837989" calcext:value-type="float">
            <text:p>46.3687150837989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99.0747584293499" calcext:value-type="float">
            <text:p>-99.0747584293499</text:p>
          </table:table-cell>
          <table:table-cell table:style-name="Default" office:value-type="float" office:value="44.298602990921" calcext:value-type="float">
            <text:p>44.298602990921</text:p>
          </table:table-cell>
          <table:table-cell table:style-name="Default" office:value-type="float" office:value="-143.373361420271" calcext:value-type="float">
            <text:p>-143.373361420271</text:p>
          </table:table-cell>
          <table:table-cell table:style-name="Default" office:value-type="float" office:value="50.9497206703911" calcext:value-type="float">
            <text:p>50.9497206703911</text:p>
          </table:table-cell>
          <table:table-cell table:style-name="Default" office:value-type="float" office:value="53.9106145251397" calcext:value-type="float">
            <text:p>53.9106145251397</text:p>
          </table:table-cell>
          <table:table-cell table:style-name="Default" office:value-type="float" office:value="48.975791433892" calcext:value-type="float">
            <text:p>48.9757914338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4.38805362223908" calcext:value-type="float">
            <text:p>4.38805362223908</text:p>
          </table:table-cell>
          <table:table-cell table:style-name="Default" office:value-type="float" office:value="-39.8555947003367" calcext:value-type="float">
            <text:p>-39.8555947003367</text:p>
          </table:table-cell>
          <table:table-cell table:style-name="Default" office:value-type="float" office:value="44.2436483225757" calcext:value-type="float">
            <text:p>44.2436483225757</text:p>
          </table:table-cell>
          <table:table-cell table:style-name="Default" office:value-type="float" office:value="45.8333333333333" calcext:value-type="float">
            <text:p>45.8333333333333</text:p>
          </table:table-cell>
          <table:table-cell table:style-name="Default" office:value-type="float" office:value="47.6190476190476" calcext:value-type="float">
            <text:p>47.6190476190476</text:p>
          </table:table-cell>
          <table:table-cell table:style-name="Default" office:value-type="float" office:value="44.4444444444444" calcext:value-type="float">
            <text:p>44.4444444444444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212.140689748646" calcext:value-type="float">
            <text:p>-212.140689748646</text:p>
          </table:table-cell>
          <table:table-cell table:style-name="Default" office:value-type="float" office:value="-44.8251182877207" calcext:value-type="float">
            <text:p>-44.8251182877207</text:p>
          </table:table-cell>
          <table:table-cell table:style-name="Default" office:value-type="float" office:value="-167.315571460925" calcext:value-type="float">
            <text:p>-167.315571460925</text:p>
          </table:table-cell>
          <table:table-cell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57.2625698324022" calcext:value-type="float">
            <text:p>57.2625698324022</text:p>
          </table:table-cell>
          <table:table-cell table:style-name="ce4" office:value-type="float" office:value="50.2793296089386" calcext:value-type="float">
            <text:p>50.27932960893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1213.67866062724" calcext:value-type="float">
            <text:p>-1213.67866062724</text:p>
          </table:table-cell>
          <table:table-cell table:style-name="Default" office:value-type="float" office:value="-426.885009529613" calcext:value-type="float">
            <text:p>-426.885009529613</text:p>
          </table:table-cell>
          <table:table-cell table:style-name="Default" office:value-type="float" office:value="-786.793651097627" calcext:value-type="float">
            <text:p>-786.793651097627</text:p>
          </table:table-cell>
          <table:table-cell table:style-name="Default" office:value-type="float" office:value="39.3638170974155" calcext:value-type="float">
            <text:p>39.3638170974155</text:p>
          </table:table-cell>
          <table:table-cell table:style-name="Default" office:value-type="float" office:value="38.2278481012658" calcext:value-type="float">
            <text:p>38.2278481012658</text:p>
          </table:table-cell>
          <table:table-cell table:style-name="Default" office:value-type="float" office:value="40.0981996726678" calcext:value-type="float">
            <text:p>40.0981996726678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170.425324596388" calcext:value-type="float">
            <text:p>-170.425324596388</text:p>
          </table:table-cell>
          <table:table-cell table:style-name="ce4" office:value-type="float" office:value="85.4854778758419" calcext:value-type="float">
            <text:p>85.4854778758419</text:p>
          </table:table-cell>
          <table:table-cell table:style-name="Default" office:value-type="float" office:value="-255.91080247223" calcext:value-type="float">
            <text:p>-255.91080247223</text:p>
          </table:table-cell>
          <table:table-cell table:style-name="Default" office:value-type="float" office:value="50.6711409395973" calcext:value-type="float">
            <text:p>50.6711409395973</text:p>
          </table:table-cell>
          <table:table-cell table:style-name="Default" office:value-type="float" office:value="56.8627450980392" calcext:value-type="float">
            <text:p>56.8627450980392</text:p>
          </table:table-cell>
          <table:table-cell table:style-name="Default" office:value-type="float" office:value="46.5549348230913" calcext:value-type="float">
            <text:p>46.5549348230913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100.606456107091" calcext:value-type="float">
            <text:p>-100.606456107091</text:p>
          </table:table-cell>
          <table:table-cell table:style-name="Default" office:value-type="float" office:value="38.3425709427623" calcext:value-type="float">
            <text:p>38.3425709427623</text:p>
          </table:table-cell>
          <table:table-cell table:style-name="Default" office:value-type="float" office:value="-138.949027049853" calcext:value-type="float">
            <text:p>-138.949027049853</text:p>
          </table:table-cell>
          <table:table-cell table:style-name="Default" office:value-type="float" office:value="50.6145251396648" calcext:value-type="float">
            <text:p>50.6145251396648</text:p>
          </table:table-cell>
          <table:table-cell table:style-name="Default" office:value-type="float" office:value="54.1899441340782" calcext:value-type="float">
            <text:p>54.1899441340782</text:p>
          </table:table-cell>
          <table:table-cell table:style-name="Default" office:value-type="float" office:value="48.2309124767225" calcext:value-type="float">
            <text:p>48.2309124767225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170.615065068044" calcext:value-type="float">
            <text:p>-170.615065068044</text:p>
          </table:table-cell>
          <table:table-cell table:style-name="Default" office:value-type="float" office:value="-18.08098015775" calcext:value-type="float">
            <text:p>-18.08098015775</text:p>
          </table:table-cell>
          <table:table-cell table:style-name="Default" office:value-type="float" office:value="-152.534084910294" calcext:value-type="float">
            <text:p>-152.534084910294</text:p>
          </table:table-cell>
          <table:table-cell table:style-name="ce4" office:value-type="float" office:value="53.1843575418994" calcext:value-type="float">
            <text:p>53.1843575418994</text:p>
          </table:table-cell>
          <table:table-cell table:style-name="ce4" office:value-type="float" office:value="57.5418994413408" calcext:value-type="float">
            <text:p>57.5418994413408</text:p>
          </table:table-cell>
          <table:table-cell table:style-name="ce4" office:value-type="float" office:value="50.2793296089386" calcext:value-type="float">
            <text:p>50.27932960893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ce4" office:value-type="float" office:value="50.8379888268156" calcext:value-type="float">
            <text:p>50.8379888268156</text:p>
          </table:table-cell>
          <table:table-cell table:style-name="ce4" office:value-type="float" office:value="54.4692737430168" calcext:value-type="float">
            <text:p>54.4692737430168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221.105626474471" calcext:value-type="float">
            <text:p>-221.105626474471</text:p>
          </table:table-cell>
          <table:table-cell table:style-name="Default" office:value-type="float" office:value="56.4691395454114" calcext:value-type="float">
            <text:p>56.4691395454114</text:p>
          </table:table-cell>
          <table:table-cell table:style-name="Default" office:value-type="float" office:value="-277.574766019882" calcext:value-type="float">
            <text:p>-277.574766019882</text:p>
          </table:table-cell>
          <table:table-cell table:style-name="Default" office:value-type="float" office:value="50.5592841163311" calcext:value-type="float">
            <text:p>50.5592841163311</text:p>
          </table:table-cell>
          <table:table-cell table:style-name="Default" office:value-type="float" office:value="57.703081232493" calcext:value-type="float">
            <text:p>57.703081232493</text:p>
          </table:table-cell>
          <table:table-cell table:style-name="Default" office:value-type="float" office:value="45.8100558659218" calcext:value-type="float">
            <text:p>45.8100558659218</text:p>
          </table:table-cell>
          <table:table-cell/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79.5753869565553" calcext:value-type="float">
            <text:p>79.5753869565553</text:p>
          </table:table-cell>
          <table:table-cell table:style-name="ce4" office:value-type="float" office:value="133.118651225922" calcext:value-type="float">
            <text:p>133.118651225922</text:p>
          </table:table-cell>
          <table:table-cell table:style-name="Default" office:value-type="float" office:value="-53.5432642693672" calcext:value-type="float">
            <text:p>-53.5432642693672</text:p>
          </table:table-cell>
          <table:table-cell table:style-name="Default" office:value-type="float" office:value="50.6145251396648" calcext:value-type="float">
            <text:p>50.6145251396648</text:p>
          </table:table-cell>
          <table:table-cell table:style-name="ce4" office:value-type="float" office:value="55.586592178771" calcext:value-type="float">
            <text:p>55.586592178771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style-name="Default" office:value-type="float" office:value="-4543.61178465673" calcext:value-type="float">
            <text:p>-4543.61178465673</text:p>
          </table:table-cell>
          <table:table-cell table:style-name="Default" office:value-type="float" office:value="-2079.45801181378" calcext:value-type="float">
            <text:p>-2079.45801181378</text:p>
          </table:table-cell>
          <table:table-cell table:style-name="Default" office:value-type="float" office:value="-2464.15377284296" calcext:value-type="float">
            <text:p>-2464.15377284296</text:p>
          </table:table-cell>
          <table:table-cell table:style-name="Default" office:value-type="float" office:value="11.2268518518519" calcext:value-type="float">
            <text:p>11.2268518518519</text:p>
          </table:table-cell>
          <table:table-cell table:style-name="Default" office:value-type="float" office:value="10.7816711590297" calcext:value-type="float">
            <text:p>10.7816711590297</text:p>
          </table:table-cell>
          <table:table-cell table:style-name="Default" office:value-type="float" office:value="11.5618661257607" calcext:value-type="float">
            <text:p>11.5618661257607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33.13113867088" calcext:value-type="float">
            <text:p>-133.13113867088</text:p>
          </table:table-cell>
          <table:table-cell table:style-name="Default" office:value-type="float" office:value="71.7961591757054" calcext:value-type="float">
            <text:p>71.7961591757054</text:p>
          </table:table-cell>
          <table:table-cell table:style-name="Default" office:value-type="float" office:value="-204.927297846586" calcext:value-type="float">
            <text:p>-204.927297846586</text:p>
          </table:table-cell>
          <table:table-cell table:style-name="ce4" office:value-type="float" office:value="51.2304250559284" calcext:value-type="float">
            <text:p>51.2304250559284</text:p>
          </table:table-cell>
          <table:table-cell table:style-name="ce4" office:value-type="float" office:value="58.5434173669468" calcext:value-type="float">
            <text:p>58.5434173669468</text:p>
          </table:table-cell>
          <table:table-cell table:style-name="Default" office:value-type="float" office:value="46.3687150837989" calcext:value-type="float">
            <text:p>46.3687150837989</text:p>
          </table:table-cell>
          <table:table-cell/>
          <table:table-cell table:style-name="Default" office:value-type="float" office:value="360" calcext:value-type="float">
            <text:p>360</text:p>
          </table:table-cell>
          <table:table-cell table:style-name="ce4" office:value-type="float" office:value="102.629829200701" calcext:value-type="float">
            <text:p>102.629829200701</text:p>
          </table:table-cell>
          <table:table-cell table:style-name="Default" office:value-type="float" office:value="95.9767762636411" calcext:value-type="float">
            <text:p>95.9767762636411</text:p>
          </table:table-cell>
          <table:table-cell table:style-name="ce4" office:value-type="float" office:value="6.65305293705968" calcext:value-type="float">
            <text:p>6.65305293705968</text:p>
          </table:table-cell>
          <table:table-cell table:style-name="Default" office:value-type="float" office:value="49.7762863534676" calcext:value-type="float">
            <text:p>49.7762863534676</text:p>
          </table:table-cell>
          <table:table-cell table:style-name="Default" office:value-type="float" office:value="51.9553072625698" calcext:value-type="float">
            <text:p>51.9553072625698</text:p>
          </table:table-cell>
          <table:table-cell table:style-name="Default" office:value-type="float" office:value="48.3208955223881" calcext:value-type="float">
            <text:p>48.3208955223881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style-name="Default" office:value-type="float" office:value="-1800.91203712984" calcext:value-type="float">
            <text:p>-1800.91203712984</text:p>
          </table:table-cell>
          <table:table-cell table:style-name="Default" office:value-type="float" office:value="-930.052712496317" calcext:value-type="float">
            <text:p>-930.052712496317</text:p>
          </table:table-cell>
          <table:table-cell table:style-name="Default" office:value-type="float" office:value="-870.859324633524" calcext:value-type="float">
            <text:p>-870.859324633524</text:p>
          </table:table-cell>
          <table:table-cell table:style-name="Default" office:value-type="float" office:value="26.8608414239482" calcext:value-type="float">
            <text:p>26.8608414239482</text:p>
          </table:table-cell>
          <table:table-cell table:style-name="Default" office:value-type="float" office:value="24.8780487804878" calcext:value-type="float">
            <text:p>24.8780487804878</text:p>
          </table:table-cell>
          <table:table-cell table:style-name="Default" office:value-type="float" office:value="28.4332688588008" calcext:value-type="float">
            <text:p>28.4332688588008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style-name="Default" office:value-type="float" office:value="-1135.41615338126" calcext:value-type="float">
            <text:p>-1135.41615338126</text:p>
          </table:table-cell>
          <table:table-cell table:style-name="Default" office:value-type="float" office:value="-495.564565890653" calcext:value-type="float">
            <text:p>-495.564565890653</text:p>
          </table:table-cell>
          <table:table-cell table:style-name="Default" office:value-type="float" office:value="-639.851587490603" calcext:value-type="float">
            <text:p>-639.851587490603</text:p>
          </table:table-cell>
          <table:table-cell table:style-name="Default" office:value-type="float" office:value="32.0568927789934" calcext:value-type="float">
            <text:p>32.0568927789934</text:p>
          </table:table-cell>
          <table:table-cell table:style-name="Default" office:value-type="float" office:value="33.0708661417323" calcext:value-type="float">
            <text:p>33.0708661417323</text:p>
          </table:table-cell>
          <table:table-cell table:style-name="Default" office:value-type="float" office:value="31.3320825515947" calcext:value-type="float">
            <text:p>31.3320825515947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Default" office:value-type="float" office:value="-203.186983621309" calcext:value-type="float">
            <text:p>-203.186983621309</text:p>
          </table:table-cell>
          <table:table-cell table:style-name="Default" office:value-type="float" office:value="-30.2903089065577" calcext:value-type="float">
            <text:p>-30.2903089065577</text:p>
          </table:table-cell>
          <table:table-cell table:style-name="Default" office:value-type="float" office:value="-172.896674714751" calcext:value-type="float">
            <text:p>-172.896674714751</text:p>
          </table:table-cell>
          <table:table-cell table:style-name="Default" office:value-type="float" office:value="45.0836820083682" calcext:value-type="float">
            <text:p>45.0836820083682</text:p>
          </table:table-cell>
          <table:table-cell table:style-name="Default" office:value-type="float" office:value="47.255369928401" calcext:value-type="float">
            <text:p>47.255369928401</text:p>
          </table:table-cell>
          <table:table-cell table:style-name="Default" office:value-type="float" office:value="43.389199255121" calcext:value-type="float">
            <text:p>43.389199255121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720.679726003375" calcext:value-type="float">
            <text:p>-720.679726003375</text:p>
          </table:table-cell>
          <table:table-cell table:style-name="Default" office:value-type="float" office:value="-312.460553870737" calcext:value-type="float">
            <text:p>-312.460553870737</text:p>
          </table:table-cell>
          <table:table-cell table:style-name="Default" office:value-type="float" office:value="-408.219172132637" calcext:value-type="float">
            <text:p>-408.219172132637</text:p>
          </table:table-cell>
          <table:table-cell table:style-name="Default" office:value-type="float" office:value="39.0642002176279" calcext:value-type="float">
            <text:p>39.0642002176279</text:p>
          </table:table-cell>
          <table:table-cell table:style-name="Default" office:value-type="float" office:value="39.0862944162437" calcext:value-type="float">
            <text:p>39.0862944162437</text:p>
          </table:table-cell>
          <table:table-cell table:style-name="Default" office:value-type="float" office:value="39.0476190476191" calcext:value-type="float">
            <text:p>39.0476190476191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334.28001950337" calcext:value-type="float">
            <text:p>-334.28001950337</text:p>
          </table:table-cell>
          <table:table-cell table:style-name="Default" office:value-type="float" office:value="51.2507887881939" calcext:value-type="float">
            <text:p>51.2507887881939</text:p>
          </table:table-cell>
          <table:table-cell table:style-name="Default" office:value-type="float" office:value="-385.530808291564" calcext:value-type="float">
            <text:p>-385.530808291564</text:p>
          </table:table-cell>
          <table:table-cell table:style-name="Default" office:value-type="float" office:value="44.19595314164" calcext:value-type="float">
            <text:p>44.19595314164</text:p>
          </table:table-cell>
          <table:table-cell table:style-name="Default" office:value-type="float" office:value="49.591280653951" calcext:value-type="float">
            <text:p>49.591280653951</text:p>
          </table:table-cell>
          <table:table-cell table:style-name="Default" office:value-type="float" office:value="40.7342657342657" calcext:value-type="float">
            <text:p>40.7342657342657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485.930739759573" calcext:value-type="float">
            <text:p>-485.930739759573</text:p>
          </table:table-cell>
          <table:table-cell table:style-name="Default" office:value-type="float" office:value="-200.497999396777" calcext:value-type="float">
            <text:p>-200.497999396777</text:p>
          </table:table-cell>
          <table:table-cell table:style-name="Default" office:value-type="float" office:value="-285.432740362795" calcext:value-type="float">
            <text:p>-285.432740362795</text:p>
          </table:table-cell>
          <table:table-cell table:style-name="Default" office:value-type="float" office:value="38.4519350811486" calcext:value-type="float">
            <text:p>38.4519350811486</text:p>
          </table:table-cell>
          <table:table-cell table:style-name="Default" office:value-type="float" office:value="39.6011396011396" calcext:value-type="float">
            <text:p>39.6011396011396</text:p>
          </table:table-cell>
          <table:table-cell table:style-name="Default" office:value-type="float" office:value="37.5555555555555" calcext:value-type="float">
            <text:p>37.5555555555555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style-name="Default" office:value-type="float" office:value="-611.978199991057" calcext:value-type="float">
            <text:p>-611.978199991057</text:p>
          </table:table-cell>
          <table:table-cell table:style-name="Default" office:value-type="float" office:value="-383.064105779653" calcext:value-type="float">
            <text:p>-383.064105779653</text:p>
          </table:table-cell>
          <table:table-cell table:style-name="Default" office:value-type="float" office:value="-228.914094211404" calcext:value-type="float">
            <text:p>-228.914094211404</text:p>
          </table:table-cell>
          <table:table-cell table:style-name="Default" office:value-type="float" office:value="33.4164588528678" calcext:value-type="float">
            <text:p>33.4164588528678</text:p>
          </table:table-cell>
          <table:table-cell table:style-name="Default" office:value-type="float" office:value="31.7415730337079" calcext:value-type="float">
            <text:p>31.7415730337079</text:p>
          </table:table-cell>
          <table:table-cell table:style-name="Default" office:value-type="float" office:value="34.7533632286996" calcext:value-type="float">
            <text:p>34.7533632286996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492.421092758418" calcext:value-type="float">
            <text:p>-492.421092758418</text:p>
          </table:table-cell>
          <table:table-cell table:style-name="Default" office:value-type="float" office:value="-243.961139047886" calcext:value-type="float">
            <text:p>-243.961139047886</text:p>
          </table:table-cell>
          <table:table-cell table:style-name="Default" office:value-type="float" office:value="-248.459953710531" calcext:value-type="float">
            <text:p>-248.459953710531</text:p>
          </table:table-cell>
          <table:table-cell table:style-name="Default" office:value-type="float" office:value="40.3409090909091" calcext:value-type="float">
            <text:p>40.3409090909091</text:p>
          </table:table-cell>
          <table:table-cell table:style-name="Default" office:value-type="float" office:value="39.5543175487465" calcext:value-type="float">
            <text:p>39.5543175487465</text:p>
          </table:table-cell>
          <table:table-cell table:style-name="Default" office:value-type="float" office:value="40.8829174664108" calcext:value-type="float">
            <text:p>40.882917466410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-380.585129471257" calcext:value-type="float">
            <text:p>-380.585129471257</text:p>
          </table:table-cell>
          <table:table-cell table:style-name="Default" office:value-type="float" office:value="-67.5410574683051" calcext:value-type="float">
            <text:p>-67.5410574683051</text:p>
          </table:table-cell>
          <table:table-cell table:style-name="Default" office:value-type="float" office:value="-313.044072002952" calcext:value-type="float">
            <text:p>-313.044072002952</text:p>
          </table:table-cell>
          <table:table-cell table:style-name="Default" office:value-type="float" office:value="40.8140814081408" calcext:value-type="float">
            <text:p>40.8140814081408</text:p>
          </table:table-cell>
          <table:table-cell table:style-name="Default" office:value-type="float" office:value="43.5530085959885" calcext:value-type="float">
            <text:p>43.5530085959885</text:p>
          </table:table-cell>
          <table:table-cell table:style-name="Default" office:value-type="float" office:value="39.1071428571429" calcext:value-type="float">
            <text:p>39.107142857142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2227.56276045173" calcext:value-type="float">
            <text:p>-2227.56276045173</text:p>
          </table:table-cell>
          <table:table-cell table:style-name="Default" office:value-type="float" office:value="-1120.0481881879" calcext:value-type="float">
            <text:p>-1120.0481881879</text:p>
          </table:table-cell>
          <table:table-cell table:style-name="Default" office:value-type="float" office:value="-1107.51457226384" calcext:value-type="float">
            <text:p>-1107.51457226384</text:p>
          </table:table-cell>
          <table:table-cell table:style-name="Default" office:value-type="float" office:value="28.5425101214575" calcext:value-type="float">
            <text:p>28.5425101214575</text:p>
          </table:table-cell>
          <table:table-cell table:style-name="Default" office:value-type="float" office:value="24.2053789731051" calcext:value-type="float">
            <text:p>24.2053789731051</text:p>
          </table:table-cell>
          <table:table-cell table:style-name="Default" office:value-type="float" office:value="31.6062176165803" calcext:value-type="float">
            <text:p>31.606217616580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-280.020276909267" calcext:value-type="float">
            <text:p>-280.020276909267</text:p>
          </table:table-cell>
          <table:table-cell table:style-name="Default" office:value-type="float" office:value="-485.517504243289" calcext:value-type="float">
            <text:p>-485.517504243289</text:p>
          </table:table-cell>
          <table:table-cell table:style-name="ce4" office:value-type="float" office:value="205.497227334021" calcext:value-type="float">
            <text:p>205.497227334021</text:p>
          </table:table-cell>
          <table:table-cell table:style-name="Default" office:value-type="float" office:value="38.1135707410972" calcext:value-type="float">
            <text:p>38.1135707410972</text:p>
          </table:table-cell>
          <table:table-cell table:style-name="Default" office:value-type="float" office:value="32.2147651006711" calcext:value-type="float">
            <text:p>32.2147651006711</text:p>
          </table:table-cell>
          <table:table-cell table:style-name="Default" office:value-type="float" office:value="42.5675675675676" calcext:value-type="float">
            <text:p>42.567567567567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1762.52925335433" calcext:value-type="float">
            <text:p>-1762.52925335433</text:p>
          </table:table-cell>
          <table:table-cell table:style-name="Default" office:value-type="float" office:value="-875.913781767236" calcext:value-type="float">
            <text:p>-875.913781767236</text:p>
          </table:table-cell>
          <table:table-cell table:style-name="Default" office:value-type="float" office:value="-886.615471587097" calcext:value-type="float">
            <text:p>-886.615471587097</text:p>
          </table:table-cell>
          <table:table-cell table:style-name="Default" office:value-type="float" office:value="26.8343815513627" calcext:value-type="float">
            <text:p>26.8343815513627</text:p>
          </table:table-cell>
          <table:table-cell table:style-name="Default" office:value-type="float" office:value="26.4197530864197" calcext:value-type="float">
            <text:p>26.4197530864197</text:p>
          </table:table-cell>
          <table:table-cell table:style-name="Default" office:value-type="float" office:value="27.1402550091075" calcext:value-type="float">
            <text:p>27.1402550091075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3:13:14.375206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6-03T13:15:30.235356199</dc:date>
    <meta:editing-duration>PT5H40M49S</meta:editing-duration>
    <meta:editing-cycles>11</meta:editing-cycles>
    <meta:generator>LibreOffice/6.4.7.2$Linux_X86_64 LibreOffice_project/40$Build-2</meta:generator>
    <meta:document-statistic meta:table-count="1" meta:cell-count="657" meta:object-count="0"/>
  </office:meta>
</office:document-meta>
</file>